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80190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5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7" style:family="paragraph">
      <loext:graphic-properties draw:fill="solid" draw:fill-color="#ff6600" draw:opacity="25%"/>
      <style:paragraph-properties fo:text-align="center"/>
      <style:text-properties fo:font-size="12pt"/>
    </style:style>
    <style:style style:name="P8" style:family="paragraph">
      <loext:graphic-properties draw:fill-color="#99ff66" draw:opacity="100%"/>
      <style:paragraph-properties fo:text-align="center"/>
      <style:text-properties fo:font-size="12pt"/>
    </style:style>
    <style:style style:name="P9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10" style:family="paragraph">
      <loext:graphic-properties draw:fill="solid" draw:fill-color="#800080"/>
      <style:paragraph-properties fo:text-align="center"/>
      <style:text-properties fo:font-size="12pt"/>
    </style:style>
    <style:style style:name="P11" style:family="paragraph">
      <loext:graphic-properties draw:fill="solid" draw:fill-color="#ff0000"/>
      <style:paragraph-properties fo:text-align="center"/>
      <style:text-properties fo:font-size="12pt"/>
    </style:style>
    <style:style style:name="P12" style:family="paragraph">
      <loext:graphic-properties draw:fill-color="#99ff66" draw:opacity="25%"/>
      <style:paragraph-properties fo:text-align="center"/>
      <style:text-properties fo:font-size="12pt"/>
    </style:style>
    <style:style style:name="P13" style:family="paragraph">
      <loext:graphic-properties draw:fill-color="#ff6600" draw:opacity="25%"/>
      <style:paragraph-properties fo:text-align="center"/>
      <style:text-properties fo:font-size="12pt"/>
    </style:style>
    <style:style style:name="P14" style:family="paragraph">
      <loext:graphic-properties draw:fill="solid" draw:fill-color="#99ff66" draw:opacity="25%"/>
      <style:paragraph-properties fo:text-align="center"/>
      <style:text-properties fo:font-size="12pt"/>
    </style:style>
    <style:style style:name="gr1" style:family="graphic">
      <style:graphic-properties draw:fill-color="#8019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2a6099" draw:opacity="25%" draw:textarea-horizontal-align="justify" draw:textarea-vertical-align="middle" draw:auto-grow-height="false" fo:min-height="0.1366in" fo:min-width="0.136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00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ff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2a6099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66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99ff66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80008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80008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ff000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solid" draw:fill-color="#ffff0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="solid" draw:fill-color="#ffff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="solid"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4" draw:name="Shape 73" draw:style-name="gr15" draw:text-style-name="P12" svg:width="0.1343in" svg:height="0.1343in" svg:x="3.3736in" svg:y="0.4244in"><text:p/><draw:enhanced-geometry svg:viewBox="0 0 21600 21600" draw:type="rectangle" draw:enhanced-path="M 0 0 L 21600 0 21600 21600 0 21600 0 0 Z N"/></draw:custom-shape><draw:custom-shape text:anchor-type="paragraph" draw:z-index="6" draw:name="Shape 3" draw:style-name="gr16" draw:text-style-name="P13" svg:width="0.1335in" svg:height="0.1335in" svg:x="0.4453in" svg:y="0.419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name="Shape 9" draw:style-name="gr12" draw:text-style-name="P6" svg:width="0.1358in" svg:height="0.1358in" svg:x="1.4165in" svg:y="0.4181in"><text:p/><draw:enhanced-geometry svg:viewBox="0 0 21600 21600" draw:type="rectangle" draw:enhanced-path="M 0 0 L 21600 0 21600 21600 0 21600 0 0 Z N"/></draw:custom-shape><draw:custom-shape text:anchor-type="paragraph" draw:z-index="20" draw:name="Shape 13" draw:style-name="gr5" draw:text-style-name="P4" svg:width="0.1343in" svg:height="0.1343in" svg:x="5.3693in" svg:y="0.4189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17" draw:name="Shape 17" draw:style-name="gr8" draw:text-style-name="P9" svg:width="0.135in" svg:height="0.135in" svg:x="0.4098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2" draw:name="Shape 69" draw:style-name="gr17" draw:text-style-name="P3" svg:width="0.1335in" svg:height="0.1335in" svg:x="0.3917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3" draw:name="Shape 11" draw:style-name="gr11" draw:text-style-name="P11" svg:width="0.1343in" svg:height="0.1343in" svg:x="0.3756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9" draw:name="Shape 10" draw:style-name="gr6" draw:text-style-name="P7" svg:width="0.1343in" svg:height="0.1343in" svg:x="0.3862in" svg:y="0.170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><draw:custom-shape text:anchor-type="paragraph" draw:z-index="21" draw:name="Shape 14" draw:style-name="gr4" draw:text-style-name="P6" svg:width="0.135in" svg:height="0.135in" svg:x="0.4173in" svg:y="0.1665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" draw:name="Shape 68" draw:style-name="gr18" draw:text-style-name="P14" svg:width="0.1335in" svg:height="0.1335in" svg:x="0.4189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2" draw:style-name="gr14" draw:text-style-name="P4" svg:width="0.1335in" svg:height="0.1335in" svg:x="0.389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5" draw:name="Shape 15" draw:style-name="gr9" draw:text-style-name="P10" svg:width="0.1343in" svg:height="0.1343in" svg:x="0.4402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4" draw:name="Shape 20" draw:style-name="gr1" draw:text-style-name="P3" svg:width="0.135in" svg:height="0.135in" svg:x="0.3972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4" draw:name="Shape 12" draw:style-name="gr10" draw:text-style-name="P5" svg:width="0.1335in" svg:height="0.1335in" svg:x="0.4189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6" draw:text-style-name="P7" svg:width="0.1343in" svg:height="0.1343in" svg:x="0.3917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0" draw:name="Shape 7" draw:style-name="gr13" draw:text-style-name="P6" svg:width="0.1335in" svg:height="0.1335in" svg:x="0.3563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6" draw:style-name="gr7" draw:text-style-name="P8" svg:width="0.1343in" svg:height="0.1343in" svg:x="0.4047in" svg:y="0.1744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9" draw:name="Shape 5" draw:style-name="gr14" draw:text-style-name="P4" svg:width="0.1335in" svg:height="0.1335in" svg:x="0.4209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16" draw:style-name="gr8" draw:text-style-name="P9" svg:width="0.135in" svg:height="0.135in" svg:x="0.3937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1" draw:style-name="gr1" draw:text-style-name="P3" svg:width="0.135in" svg:height="0.135in" svg:x="0.3681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18" draw:style-name="gr3" draw:text-style-name="P5" svg:width="0.1343in" svg:height="0.1343in" svg:x="0.4055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0" draw:name="Shape 67" draw:style-name="gr16" draw:text-style-name="P13" svg:width="0.1335in" svg:height="0.1335in" svg:x="0.4209in" svg:y="0.166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1" draw:name="Shape 8" draw:style-name="gr13" draw:text-style-name="P6" svg:width="0.1335in" svg:height="0.1335in" svg:x="0.3925in" svg:y="0.159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7" draw:name="Shape 4" draw:style-name="gr15" draw:text-style-name="P12" svg:width="0.1343in" svg:height="0.1343in" svg:x="0.3783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9" draw:style-name="gr2" draw:text-style-name="P4" svg:width="0.137in" svg:height="0.137in" svg:x="0.4134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4T20:33:40.480811102</dc:date>
    <meta:editing-duration>PT2H3M5S</meta:editing-duration>
    <meta:editing-cycles>16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